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officeooo:rsid="0002a740" officeooo:paragraph-rsid="0002a740"/>
    </style:style>
    <style:style style:name="P2" style:family="paragraph" style:parent-style-name="Standard">
      <style:text-properties style:font-name="Arial" fo:font-size="24pt" officeooo:rsid="00033286" officeooo:paragraph-rsid="00033286" style:font-size-asian="24pt" style:font-size-complex="24pt"/>
    </style:style>
    <style:style style:name="P3" style:family="paragraph" style:parent-style-name="Standard">
      <style:text-properties style:font-name="Arial" fo:font-size="24pt" officeooo:rsid="00033286" officeooo:paragraph-rsid="0003d5ef" style:font-size-asian="24pt" style:font-size-complex="24pt"/>
    </style:style>
    <style:style style:name="P4" style:family="paragraph" style:parent-style-name="Standard">
      <style:text-properties style:font-name="Arial" fo:font-size="24pt" officeooo:rsid="0003f5b1" officeooo:paragraph-rsid="0003f5b1" style:font-size-asian="24pt" style:font-size-complex="24pt"/>
    </style:style>
    <style:style style:name="P5" style:family="paragraph" style:parent-style-name="Standard">
      <style:text-properties style:font-name="Arial" fo:font-size="24pt" officeooo:rsid="0005ac32" officeooo:paragraph-rsid="0005ac32" style:font-size-asian="24pt" style:font-size-complex="24pt"/>
    </style:style>
    <style:style style:name="P6" style:family="paragraph" style:parent-style-name="Standard">
      <style:text-properties style:font-name="Arial" officeooo:rsid="00033286" officeooo:paragraph-rsid="00033286"/>
    </style:style>
    <style:style style:name="P7" style:family="paragraph" style:parent-style-name="Standard" style:list-style-name="L1">
      <style:text-properties style:font-name="Arial" officeooo:rsid="00033286" officeooo:paragraph-rsid="00033286"/>
    </style:style>
    <style:style style:name="P8" style:family="paragraph" style:parent-style-name="Standard">
      <style:text-properties style:font-name="Arial" officeooo:rsid="0003d5ef" officeooo:paragraph-rsid="0003d5ef"/>
    </style:style>
    <style:style style:name="P9" style:family="paragraph" style:parent-style-name="Standard" style:list-style-name="L1">
      <style:text-properties style:font-name="Arial" officeooo:rsid="0003d5ef" officeooo:paragraph-rsid="0003d5ef"/>
    </style:style>
    <style:style style:name="P10" style:family="paragraph" style:parent-style-name="Standard">
      <style:text-properties style:font-name="Arial" fo:font-size="16pt" officeooo:rsid="0002a740" officeooo:paragraph-rsid="0003d5ef" style:font-size-asian="16pt" style:font-size-complex="16pt"/>
    </style:style>
    <style:style style:name="P11" style:family="paragraph" style:parent-style-name="Standard">
      <style:text-properties style:font-name="Arial" fo:font-size="16pt" officeooo:rsid="00033286" officeooo:paragraph-rsid="0003d5ef" style:font-size-asian="14pt" style:font-size-complex="16pt"/>
    </style:style>
    <style:style style:name="P12" style:family="paragraph" style:parent-style-name="Standard">
      <style:text-properties style:font-name="Arial" fo:font-size="16pt" officeooo:rsid="0003f5b1" officeooo:paragraph-rsid="0003f5b1" style:font-size-asian="14pt" style:font-size-complex="16pt"/>
    </style:style>
    <style:style style:name="P13" style:family="paragraph" style:parent-style-name="Standard" style:list-style-name="L3">
      <style:text-properties style:font-name="Arial" fo:font-size="16pt" officeooo:rsid="0003f5b1" officeooo:paragraph-rsid="0003f5b1" style:font-size-asian="14pt" style:font-size-complex="16pt"/>
    </style:style>
    <style:style style:name="P14" style:family="paragraph" style:parent-style-name="Standard" style:list-style-name="L5">
      <style:text-properties style:font-name="Arial" fo:font-size="16pt" officeooo:rsid="0005ac32" officeooo:paragraph-rsid="0005ac32" style:font-size-asian="14pt" style:font-size-complex="16pt"/>
    </style:style>
    <style:style style:name="P15" style:family="paragraph" style:parent-style-name="Standard">
      <style:text-properties style:font-name="Arial" fo:font-size="16pt" officeooo:rsid="0005ac32" officeooo:paragraph-rsid="00070486" style:font-size-asian="14pt" style:font-size-complex="16pt"/>
    </style:style>
    <style:style style:name="P16" style:family="paragraph" style:parent-style-name="Standard" style:list-style-name="L5">
      <style:text-properties style:font-name="Arial" fo:font-size="16pt" officeooo:rsid="00070486" officeooo:paragraph-rsid="00070486" style:font-size-asian="14pt" style:font-size-complex="16pt"/>
    </style:style>
    <style:style style:name="P17" style:family="paragraph" style:parent-style-name="Standard">
      <style:text-properties style:font-name="Arial" fo:font-size="16pt" officeooo:rsid="00070486" officeooo:paragraph-rsid="00070486" style:font-size-asian="14pt" style:font-size-complex="16pt"/>
    </style:style>
    <style:style style:name="P18" style:family="paragraph" style:parent-style-name="Standard" style:list-style-name="L1">
      <style:text-properties style:font-name="Arial" officeooo:rsid="0003f5b1" officeooo:paragraph-rsid="0003f5b1"/>
    </style:style>
    <style:style style:name="P19" style:family="paragraph" style:parent-style-name="Standard">
      <style:text-properties style:font-name="Arial" officeooo:rsid="0003f5b1" officeooo:paragraph-rsid="0003f5b1"/>
    </style:style>
    <style:style style:name="P20" style:family="paragraph" style:parent-style-name="Standard">
      <style:text-properties style:font-name="Arial" fo:font-size="20pt" officeooo:rsid="0005ac32" officeooo:paragraph-rsid="0005ac32" style:font-size-asian="20pt" style:font-size-complex="20pt"/>
    </style:style>
    <style:style style:name="P21" style:family="paragraph" style:parent-style-name="Standard">
      <style:text-properties style:font-name="Arial" fo:font-size="20pt" officeooo:rsid="0005ac32" officeooo:paragraph-rsid="00070486" style:font-size-asian="20pt" style:font-size-complex="20pt"/>
    </style:style>
    <style:style style:name="T1" style:family="text">
      <style:text-properties officeooo:rsid="0003d5ef"/>
    </style:style>
    <style:style style:name="T2" style:family="text">
      <style:text-properties fo:font-size="12pt" officeooo:rsid="0003d5ef" style:font-size-asian="10.5pt" style:font-size-complex="12pt"/>
    </style:style>
    <style:style style:name="T3" style:family="text">
      <style:text-properties fo:font-size="12pt" style:font-size-asian="12pt" style:font-size-complex="12pt"/>
    </style:style>
    <style:style style:name="T4" style:family="text">
      <style:text-properties fo:font-size="12pt" officeooo:rsid="0003f5b1" style:font-size-asian="12pt" style:font-size-complex="12pt"/>
    </style:style>
    <style:style style:name="T5" style:family="text">
      <style:text-properties officeooo:rsid="0003d5ef" style:font-size-asian="14pt"/>
    </style:style>
    <style:style style:name="T6" style:family="text">
      <style:text-properties officeooo:rsid="0005ac3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gram<text:span text:style-name="T6">s</text:span></text:p>
      <text:p text:style-name="P1">lessons learnt</text:p>
      <text:p text:style-name="P1">Code proud of</text:p>
      <text:p text:style-name="P1">What messed up – Table relationships</text:p>
      <text:p text:style-name="P1"/>
      <text:p text:style-name="P1">Intro – Condair - Contents</text:p>
      <text:p text:style-name="P1"/>
      <text:p text:style-name="P1">Demo</text:p>
      <text:p text:style-name="P1"/>
      <text:p text:style-name="P1">Summery</text:p>
      <text:p text:style-name="P8"/>
      <text:p text:style-name="P3">Into</text:p>
      <text:p text:style-name="P11"/>
      <text:p text:style-name="P10">Hello <text:span text:style-name="T1">E57 class mates and CodeClan Faculty members, my name is Adam Rousseau-Norton (</text:span><text:span text:style-name="T2">Still feels weird to say that) </text:span><text:span text:style-name="T5">I am here to present my Week 1 project which is a spares planning application. </text:span><text:span text:style-name="T2">(Now you may be wondering what a spares planning application is, or what it would be used for, hopefully by the end of this presentation I will have answered that question)</text:span></text:p>
      <text:p text:style-name="P1"/>
      <text:p text:style-name="P2">The Project</text:p>
      <text:p text:style-name="P6"/>
      <text:list xml:id="list2773842597" text:style-name="L1">
        <text:list-item>
          <text:p text:style-name="P7">So the what who and why.</text:p>
          <text:p text:style-name="P7"/>
        </text:list-item>
        <text:list-item>
          <text:p text:style-name="P7">The what is a spares planning application, however there are two sets of who and why.</text:p>
          <text:p text:style-name="P7"/>
        </text:list-item>
        <text:list-item>
          <text:p text:style-name="P7">The first who are all of you in this room and the first why, as we all know, as part of our code clan course we have presentations to help re enforce our learning and <text:span text:style-name="T1">practice talking and presenting tech.</text:span></text:p>
          <text:p text:style-name="P7"/>
        </text:list-item>
        <text:list-item>
          <text:p text:style-name="P9">Now the other who and why for my project are both related to my previous employer. CONDAIR <text:span text:style-name="T3">(So who are Condair, you may be thinking)</text:span></text:p>
          <text:p text:style-name="P9"><text:span text:style-name="T3"/></text:p>
        </text:list-item>
        <text:list-item>
          <text:p text:style-name="P9"><text:span text:style-name="T3">So they manufacture, install and service commercial and humidifiers. I worked as a service engineer </text:span><text:span text:style-name="T4">for the Condair UK service department. Part of my job was to service humidifiers and once the service was complete, I had to plan the spares for the next service visit.</text:span></text:p>
          <text:p text:style-name="P18"><text:span text:style-name="T3"/></text:p>
        </text:list-item>
        <text:list-item>
          <text:p text:style-name="P18"><text:span text:style-name="T3">Now a unit has say 15 – 20 replaceable components, all of which have different frequencies to be changed, and those frequencies would change based upon a customers water quality, this is due to the minerals in each sites water degrade parts at different rates.</text:span></text:p>
          <text:p text:style-name="P18"><text:span text:style-name="T3"/></text:p>
        </text:list-item>
        <text:list-item>
          <text:p text:style-name="P18"><text:span text:style-name="T3">As you can imagine 15-20 components with say 5-20 units per site, spares planning can be a very long process for an engineer. This process is still carried out with no tech.</text:span></text:p>
          <text:p text:style-name="P18"><text:span text:style-name="T3"/></text:p>
        </text:list-item>
        <text:list-item>
          <text:p text:style-name="P18"><text:span text:style-name="T3">This got me thinking why isn’t this process taken away from the engineers and automated. And thats where the idea for my spares planning application came from.</text:span></text:p>
          <text:p text:style-name="P18"><text:soft-page-break/><text:span text:style-name="T3"/></text:p>
        </text:list-item>
        <text:list-item>
          <text:p text:style-name="P18"><text:span text:style-name="T3">And here is version 1 of that app.</text:span></text:p>
        </text:list-item>
      </text:list>
      <text:p text:style-name="P19"><text:span text:style-name="T3"/></text:p>
      <text:p text:style-name="P19"><text:span text:style-name="T3"/></text:p>
      <text:p text:style-name="P4">Demo</text:p>
      <text:list xml:id="list2555701967" text:style-name="L3">
        <text:list-item>
          <text:p text:style-name="P13">So here is the app, it is a pretty simplified version of what I envisage, but it meets the MVP for this project so I am happy with it.</text:p>
          <text:p text:style-name="P13"/>
        </text:list-item>
        <text:list-item>
          <text:p text:style-name="P13">Talk through functions.</text:p>
        </text:list-item>
      </text:list>
      <text:p text:style-name="P12"/>
      <text:p text:style-name="P5">The process</text:p>
      <text:p text:style-name="P5"/>
      <text:p text:style-name="P20">Planning</text:p>
      <text:p text:style-name="P20"/>
      <text:list xml:id="list1600653848" text:style-name="L5">
        <text:list-item>
          <text:p text:style-name="P14">I have been thinking about this project for quite some time, I knew what I wanted to do, but I didn’t know how to do it.</text:p>
        </text:list-item>
        <text:list-item>
          <text:p text:style-name="P16">I had already started making notes at the start of the course (digital).</text:p>
        </text:list-item>
        <text:list-item>
          <text:p text:style-name="P16">I had also made a few object and class diagrams all of which changed and moved around as we learnt more about the relationships how the code works.</text:p>
        </text:list-item>
        <text:list-item>
          <text:p text:style-name="P16">I made a wire diagram which kind of resembles my app, so given my relationship with CSS I quite happy about that.</text:p>
        </text:list-item>
      </text:list>
      <text:p text:style-name="P17"/>
      <text:p text:style-name="P21">Make it!</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7T14:38:05.580683952</meta:creation-date>
    <dc:date>2022-04-28T00:14:35.678958803</dc:date>
    <meta:editing-duration>PT11M52S</meta:editing-duration>
    <meta:editing-cycles>1</meta:editing-cycles>
    <meta:document-statistic meta:table-count="0" meta:image-count="0" meta:object-count="0" meta:page-count="2" meta:paragraph-count="38" meta:word-count="480" meta:character-count="2493" meta:non-whitespace-character-count="2063"/>
    <meta:generator>LibreOffice/7.3.2.2$MacOSX_X86_64 LibreOffice_project/49f2b1bff42cfccbd8f788c8dc32c1c309559be0</meta:generator>
  </office:meta>
</office:document-meta>
</file>